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5cm" fo:min-width="16.2cm"/>
    </style:style>
    <style:style style:name="gr2" style:family="graphic" style:parent-style-name="standard">
      <style:graphic-properties draw:fill-color="#ffffff" draw:textarea-horizontal-align="justify" draw:textarea-vertical-align="top" draw:auto-grow-height="false" fo:min-height="5.75cm" fo:min-width="11.3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dash" draw:stroke-dash="Ultrafine_20_Dashed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Courier New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7cm" svg:height="10.1cm" svg:x="2.3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8cm" svg:height="6cm" svg:x="4.2cm" svg:y="7.1cm">
          <text:p text:style-name="P2"><text:span text:style-name="T1">**** CBM BASIC V2 ****</text:span></text:p>
          <text:p text:style-name="P2"><text:span text:style-name="T1">3583 BYTES FREE</text:span></text:p>
          <text:p text:style-name="P2"><text:span text:style-name="T1">READY.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.2cm" svg:y1="4.8cm" svg:x2="19.1cm" svg:y2="4.9cm">
          <text:p text:style-name="P4"><text:span text:style-name="T2">Screen width (233 pixels)</text:span></text:p>
          <text:p text:style-name="P4"><text:span text:style-name="T2"/></text:p>
        </draw:line>
        <draw:line draw:style-name="gr3" draw:text-style-name="P5" draw:layer="layout" svg:x1="4.2cm" svg:y1="6.8cm" svg:x2="15.9cm" svg:y2="6.8cm">
          <text:p text:style-name="P4"><text:span text:style-name="T2">Video columns (22)</text:span></text:p>
          <text:p text:style-name="P4"><text:span text:style-name="T2"/></text:p>
        </draw:line>
        <draw:line draw:style-name="gr3" draw:text-style-name="P5" draw:layer="layout" svg:x1="16.4cm" svg:y1="7.077cm" svg:x2="16.5cm" svg:y2="13.1cm">
          <text:p text:style-name="P4"><text:span text:style-name="T2">Video rows (23)</text:span></text:p>
          <text:p text:style-name="P4"><text:span text:style-name="T2"/></text:p>
        </draw:line>
        <draw:line draw:style-name="gr3" draw:text-style-name="P5" draw:layer="layout" svg:x1="19.415cm" svg:y1="5.078cm" svg:x2="19.5cm" svg:y2="15.2cm">
          <text:p text:style-name="P4"><text:span text:style-name="T2">Screen height (284 lines)</text:span></text:p>
          <text:p text:style-name="P4"><text:span text:style-name="T2"/></text:p>
          <text:p text:style-name="P4"><text:span text:style-name="T2"/></text:p>
        </draw:line>
        <draw:line draw:style-name="gr4" draw:text-style-name="P5" draw:layer="layout" svg:x1="2.2cm" svg:y1="3.794cm" svg:x2="19.1cm" svg:y2="3.894cm">
          <text:p text:style-name="P4"><text:span text:style-name="T2">Total 71 cycles per line (56 scan + 15 blanking / return)</text:span></text:p>
          <text:p text:style-name="P4"><text:span text:style-name="T2"/></text:p>
        </draw:line>
        <draw:line draw:style-name="gr3" draw:text-style-name="P5" draw:layer="layout" svg:x1="20.747cm" svg:y1="5.078cm" svg:x2="20.832cm" svg:y2="15.2cm">
          <text:p text:style-name="P4"><text:span text:style-name="T2">Total 312 lines per frame (27 blanking / return lines)</text:span></text:p>
          <text:p text:style-name="P4"><text:span text:style-name="T2"/></text:p>
          <text:p text:style-name="P4"><text:span text:style-name="T2"/></text:p>
        </draw:line>
        <draw:line draw:style-name="gr3" draw:text-style-name="P5" draw:layer="layout" svg:x1="2.3cm" svg:y1="9.477cm" svg:x2="4.2cm" svg:y2="9.5cm">
          <text:p text:style-name="P4"><text:span text:style-name="T2">Screen</text:span></text:p>
          <text:p text:style-name="P4"><text:span text:style-name="T2">orig X</text:span></text:p>
          <text:p text:style-name="P4"><text:span text:style-name="T2">* 4 Pixels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</draw:line>
        <draw:line draw:style-name="gr3" draw:text-style-name="P5" draw:layer="layout" svg:x1="2.615cm" svg:y1="5.178cm" svg:x2="2.7cm" svg:y2="7.2cm">
          <text:p text:style-name="P4"><text:span text:style-name="T2">Screen</text:span></text:p>
          <text:p text:style-name="P4"><text:span text:style-name="T2">orig Y</text:span></text:p>
          <text:p text:style-name="P4"><text:span text:style-name="T2">* 2 lines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line>
        <draw:frame draw:style-name="gr5" draw:text-style-name="P7" draw:layer="layout" svg:width="8.2cm" svg:height="0.954cm" svg:x="2.1cm" svg:y="2.1cm">
          <draw:text-box>
            <text:p text:style-name="P6"><text:span text:style-name="T3">Video Dimensions (PA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7T14:41:13.184000000</meta:creation-date>
    <dc:date>2021-06-27T14:54:52.005000000</dc:date>
    <meta:editing-duration>PT1M58S</meta:editing-duration>
    <meta:editing-cycles>1</meta:editing-cycles>
    <meta:generator>LibreOffice/5.3.3.2$Windows_X86_64 LibreOffice_project/3d9a8b4b4e538a85e0782bd6c2d430bafe583448</meta:generator>
    <meta:document-statistic meta:object-count="11"/>
  </office:meta>
</office:document-meta>
</file>